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'pitch := math.Atan2(-fax, math.Sqrt(fay*fay+faz*faz))<text:line-break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</text:p>
          </table:table-cell>
          <table:table-cell/>
        </table:table-row>
        <table:table-row table:style-name="ro1">
          <table:table-cell office:value-type="float" office:value="-0.77140599489212" calcext:value-type="float">
            <text:p>-0.77140599489212</text:p>
          </table:table-cell>
          <table:table-cell office:value-type="float" office:value="0.51111900806427" calcext:value-type="float">
            <text:p>0.51111900806427</text:p>
          </table:table-cell>
          <table:table-cell office:value-type="float" office:value="0.482631981372833" calcext:value-type="float">
            <text:p>0.482631981372833</text:p>
          </table:table-cell>
          <table:table-cell table:formula="of:=ATAN2(-[.A6];SQRT([.B6]*[.B6]+[.C6]*[.C6]))" office:value-type="float" office:value="0.739019294022966" calcext:value-type="float">
            <text:p>0.739019294022966</text:p>
          </table:table-cell>
          <table:table-cell/>
        </table:table-row>
        <table:table-row table:style-name="ro1">
          <table:table-cell table:number-columns-repeated="3"/>
          <table:table-cell table:formula="of:=[.D6] * 180 / PI()" office:value-type="float" office:value="42.3426865262536" calcext:value-type="float">
            <text:p>42.3426865262536</text:p>
          </table:table-cell>
          <table:table-cell/>
        </table:table-row>
        <table:table-row table:style-name="ro1">
          <table:table-cell office:value-type="string" calcext:value-type="string">
            <text:p>acc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</text:p>
          </table:table-cell>
          <table:table-cell/>
        </table:table-row>
        <table:table-row table:style-name="ro1">
          <table:table-cell office:value-type="float" office:value="-12660" calcext:value-type="float">
            <text:p>-12660</text:p>
          </table:table-cell>
          <table:table-cell office:value-type="float" office:value="-8484" calcext:value-type="float">
            <text:p>-8484</text:p>
          </table:table-cell>
          <table:table-cell office:value-type="float" office:value="7977" calcext:value-type="float">
            <text:p>7977</text:p>
          </table:table-cell>
          <table:table-cell table:formula="of:=ATAN2(-[.A10];SQRT([.B10]*[.B10]+[.C10]*[.C10]))" office:value-type="float" office:value="0.743670204928596" calcext:value-type="float">
            <text:p>0.743670204928596</text:p>
          </table:table-cell>
          <table:table-cell/>
        </table:table-row>
        <table:table-row table:style-name="ro1">
          <table:table-cell table:number-columns-repeated="3"/>
          <table:table-cell table:formula="of:=[.D10] * 180 / PI()" office:value-type="float" office:value="42.6091640920376" calcext:value-type="float">
            <text:p>42.6091640920376</text:p>
          </table:table-cell>
          <table:table-cell/>
        </table:table-row>
        <table:table-row table:style-name="ro1">
          <table:table-cell office:value-type="float" office:value="-0.775432" calcext:value-type="float">
            <text:p>-0.775432</text:p>
          </table:table-cell>
          <table:table-cell office:value-type="float" office:value="-0.518256" calcext:value-type="float">
            <text:p>-0.518256</text:p>
          </table:table-cell>
          <table:table-cell office:value-type="float" office:value="0.48373" calcext:value-type="float">
            <text:p>0.48373</text:p>
          </table:table-cell>
          <table:table-cell table:formula="of:=ATAN2(-[.A12];SQRT([.B12]*[.B12]+[.C12]*[.C12]))" office:value-type="float" office:value="0.740627477405865" calcext:value-type="float">
            <text:p>0.740627477405865</text:p>
          </table:table-cell>
          <table:table-cell/>
        </table:table-row>
        <table:table-row table:style-name="ro1">
          <table:table-cell table:number-columns-repeated="3"/>
          <table:table-cell table:formula="of:=[.D12] * 180 / PI()" office:value-type="float" office:value="42.4348286467768" calcext:value-type="float">
            <text:p>42.434828646776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</text:p>
          </table:table-cell>
          <table:table-cell/>
        </table:table-row>
        <table:table-row table:style-name="ro1">
          <table:table-cell office:value-type="float" office:value="10536" calcext:value-type="float">
            <text:p>10536</text:p>
          </table:table-cell>
          <table:table-cell office:value-type="float" office:value="-10566" calcext:value-type="float">
            <text:p>-10566</text:p>
          </table:table-cell>
          <table:table-cell office:value-type="float" office:value="1541" calcext:value-type="float">
            <text:p>1541</text:p>
          </table:table-cell>
          <table:table-cell table:formula="of:=ATAN2(-[.A17];SQRT([.B17]*[.B17]+[.C17]*[.C17]))" office:value-type="float" office:value="2.34951108564295" calcext:value-type="float">
            <text:p>2.34951108564295</text:p>
          </table:table-cell>
          <table:table-cell/>
        </table:table-row>
        <table:table-row table:style-name="ro1">
          <table:table-cell table:number-columns-repeated="3"/>
          <table:table-cell table:formula="of:=[.D17] * 180 / PI()" office:value-type="float" office:value="134.617069126541" calcext:value-type="float">
            <text:p>134.6170691265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tch (radians)</text:p>
          </table:table-cell>
          <table:table-cell office:value-type="string" calcext:value-type="string">
            <text:p>pitch (degrees)</text:p>
          </table:table-cell>
        </table:table-row>
        <table:table-row table:style-name="ro1">
          <table:table-cell office:value-type="float" office:value="-10536" calcext:value-type="float">
            <text:p>-10536</text:p>
          </table:table-cell>
          <table:table-cell office:value-type="float" office:value="-10566" calcext:value-type="float">
            <text:p>-10566</text:p>
          </table:table-cell>
          <table:table-cell office:value-type="float" office:value="1541" calcext:value-type="float">
            <text:p>1541</text:p>
          </table:table-cell>
          <table:table-cell table:formula="of:=ATAN2(SQRT(fy*fy+fz*fz); -fx)" office:value-type="float" office:value="0.778714758848052" calcext:value-type="float">
            <text:p>0.778714758848052</text:p>
          </table:table-cell>
          <table:table-cell table:formula="of:=[.D21]*180/PI()" office:value-type="float" office:value="44.6170691265411" calcext:value-type="float">
            <text:p>44.617069126541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tch (radians)</text:p>
          </table:table-cell>
          <table:table-cell office:value-type="string" calcext:value-type="string">
            <text:p>pitch (degrees)</text:p>
          </table:table-cell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float" office:value="-10573" calcext:value-type="float">
            <text:p>-10573</text:p>
          </table:table-cell>
          <table:table-cell office:value-type="float" office:value="1533" calcext:value-type="float">
            <text:p>1533</text:p>
          </table:table-cell>
          <table:table-cell table:formula="of:=ATAN2(SQRT([.B27]*[.B27]+[.C27]*[.C27]); -[.A27])" office:value-type="float" office:value="-0.780858666232874" calcext:value-type="float">
            <text:p>-0.780858666232874</text:p>
          </table:table-cell>
          <table:table-cell table:formula="of:=[.D27]*180/PI()" office:value-type="float" office:value="-44.7399059713583" calcext:value-type="float">
            <text:p>-44.7399059713583</text:p>
          </table:table-cell>
        </table:table-row>
      </table:table>
      <table:named-expressions>
        <table:named-range table:name="fx" table:base-cell-address="$Sheet1.$A$21" table:cell-range-address="$Sheet1.$A$21"/>
        <table:named-range table:name="fy" table:base-cell-address="$Sheet1.$B$21" table:cell-range-address="$Sheet1.$B$21"/>
        <table:named-range table:name="fz" table:base-cell-address="$Sheet1.$C$21" table:cell-range-address="$Sheet1.$C$21"/>
        <table:named-range table:name="X" table:base-cell-address="$Sheet1.$A$21" table:cell-range-address="$Sheet1.$A$21"/>
        <table:named-range table:name="y" table:base-cell-address="$Sheet1.$B$21" table:cell-range-address="$Sheet1.$B$2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22:15:23.902320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3T16:43:43.010220879</meta:creation-date>
    <dc:date>2020-04-28T23:08:31.141302272</dc:date>
    <meta:editing-duration>PT6H21M3S</meta:editing-duration>
    <meta:editing-cycles>2</meta:editing-cycles>
    <meta:generator>LibreOffice/6.4.2.2$Linux_X86_64 LibreOffice_project/40$Build-2</meta:generator>
    <meta:document-statistic meta:table-count="1" meta:cell-count="55" meta:object-count="0"/>
  </office:meta>
</office:document-meta>
</file>